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09a18" officeooo:paragraph-rsid="00109a18"/>
    </style:style>
    <style:style style:name="P2" style:family="paragraph" style:parent-style-name="Standard">
      <style:text-properties officeooo:rsid="0010a81a" officeooo:paragraph-rsid="0010a81a"/>
    </style:style>
    <style:style style:name="P3" style:family="paragraph" style:parent-style-name="Standard">
      <style:text-properties officeooo:paragraph-rsid="0010a81a"/>
    </style:style>
    <style:style style:name="P4" style:family="paragraph" style:parent-style-name="Standard">
      <style:text-properties fo:font-size="16pt" officeooo:rsid="0010a81a" officeooo:paragraph-rsid="0010a81a" style:font-size-asian="16pt" style:font-size-complex="16pt"/>
    </style:style>
    <style:style style:name="P5" style:family="paragraph" style:parent-style-name="Standard">
      <style:text-properties officeooo:rsid="0023415b" officeooo:paragraph-rsid="0023415b"/>
    </style:style>
    <style:style style:name="T1" style:family="text">
      <style:text-properties officeooo:rsid="0010a81a"/>
    </style:style>
    <style:style style:name="T2" style:family="text">
      <style:text-properties officeooo:rsid="00124893"/>
    </style:style>
    <style:style style:name="T3" style:family="text">
      <style:text-properties officeooo:rsid="0013b297"/>
    </style:style>
    <style:style style:name="T4" style:family="text">
      <style:text-properties officeooo:rsid="001a3564"/>
    </style:style>
    <style:style style:name="T5" style:family="text">
      <style:text-properties officeooo:rsid="001cfc04"/>
    </style:style>
    <style:style style:name="T6" style:family="text">
      <style:text-properties officeooo:rsid="001d6ab7"/>
    </style:style>
    <style:style style:name="T7" style:family="text">
      <style:text-properties officeooo:rsid="001f02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tkuva eksperimentointi ohjelmistokehityksen tukena</text:p>
      <text:p text:style-name="P5">Referaatti</text:p>
      <text:p text:style-name="P2"/>
      <text:p text:style-name="P2">Lean-ajattelu sai alkunsa 1940-luvun lopulla, kun Toyotan autotehtaiden tuotantolinjojen toimintaa tehostettiin. Se sai nykymuotoisen nimensä 1980-luvun puolivälissä, kun amerikkalainen insinööri John Krafcik havaitsi Toyotan mallin erityisen tehokkaaksi vertaillessaan eri maiden autotehtaiden toimintaa. <text:span text:style-name="T2">Hän </text:span>huomasi että Toyotan tehtaalla valmistettavien autonosien tuotantomääriä ja -aikatauluja ei suunniteltu tarkasti etukäteen, vaan osia tehtiin pieniä eriä siinä vaiheessa, kun niille tiedettiin olevan tarvetta. </text:p>
      <text:p text:style-name="P2"/>
      <text:p text:style-name="P3"><text:span text:style-name="T1">Idea Lean-ajattelun soveltamisesta ohjelmistotuotantoon syntyi 1990-luvun alussa nopeasti filosofian esittelyn jälkeen. </text:span>Lean-ajattelun hengessä yrityksen ainoa tehtävä on tavoittaa ja palvella asiakkaita. Kaikki, mikä ei lisää asiakkaan saamaa arvoa tai tietoa siitä, miten tätä arvoa luodaan tehokkaammin, on poistettava koko prosessista. Ohjelmistoa kasataan pieninä moduuleina, jotka integroidaan heti toimivaksi osaksi koko koodia ilman kehityssyklin loppuvaiheen odottelua. . Jatkuva <text:span text:style-name="T7">tuotantoon otto</text:span> muuttaa projektiajattelun jatkuvaksi ”flow”-ajatteluksi, ja ohjelmistoa ei välttämättä ajatella enää selkeät alku- ja loppupisteet omaavana projektina. <text:span text:style-name="T6">Tämä a</text:span>jatusmalli ulottu<text:span text:style-name="T5">u</text:span> koko tuotteen kehityssykliin. </text:p>
      <text:p text:style-name="P3"/>
      <text:p text:style-name="P3"><text:span text:style-name="T4">J</text:span>atkuvalla eksperimentoinnilla <text:span text:style-name="T4">tarkoitetaan </text:span>kenttäkokeisiin perustuvaa lähestymistapaa ohjelmistokehitykseen. Kokeita tehdään relevanttien sidosryhmien, yleensä asiakkaiden ja käyttäjien, ja mahdollisesti myös muiden sidosryhmien kuten sijoittajien, kolmannen osapuolen kehittäjien tai ohjelmistoympäristökumppaneiden kanssa. Perinteinen ohjelmistokehitys määrittelee ja jäädyttää vaatimukset aikaisessa vaiheessa. </text:p>
      <text:p text:style-name="P3"/>
      <text:p text:style-name="P3">Eksperimentoinnin soveltaminen ohjelmistotuotteiden kehityksessä nähdään yleisesti hyvänä kehyksenä käyttäjien tarpeisiin vastaavan tuotteen nopeaan kehittämiseen ilman pitkälle ehtivää resurssien kuluttamista turhiin tai vääriin kohteisiin. Jatkuvan eksperimentoinnin soveltaminen ohjelmistotuotannossa näyttäytyy merkittävän potentiaalisena menettelytapana ja tutkimuskohteena sen mahdollisesti tuomien liiketoiminnallisten hyötyjen, ohjelmiston laadun ja käyttäjien saaman arvon muodossa. Sekä asiakkaat että kehittäjät motivoituvat ominaisuuksista, joiden hyödyllisyys perustuu konkreettiseen tietoon mielipiteiden ja arvauksien sija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9a18" officeooo:paragraph-rsid="00109a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eini Haatanen<text:tab/></text:p>
        <text:p text:style-name="MP1">014195503<text:tab/>6.5.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9:39.357164936</meta:creation-date>
    <dc:date>2016-05-06T15:38:08.000760704</dc:date>
    <meta:editing-duration>PT27M44S</meta:editing-duration>
    <meta:editing-cycles>25</meta:editing-cycles>
    <meta:generator>LibreOffice/4.2.8.2$Linux_X86_64 LibreOffice_project/420m0$Build-2</meta:generator>
    <meta:document-statistic meta:table-count="0" meta:image-count="0" meta:object-count="0" meta:page-count="1" meta:paragraph-count="8" meta:word-count="244" meta:character-count="2383" meta:non-whitespace-character-count="2383"/>
  </office:meta>
</office:document-meta>
</file>